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23ff23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00dcff" draw:textarea-horizontal-align="center" draw:textarea-vertical-align="middl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996633" draw:textarea-horizontal-align="justify" draw:textarea-vertical-align="middle" draw:auto-grow-height="false" fo:min-height="0cm" fo:min-width="0cm" draw:shadow="visible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'Albany AMT'" style:font-pitch="variable" fo:font-size="12pt"/>
    </style:style>
    <style:style style:name="P2" style:family="paragraph">
      <style:paragraph-properties fo:margin-left="0cm" fo:margin-right="0cm" fo:text-align="center" fo:text-indent="0cm"/>
      <style:text-properties fo:font-family="'Albany AMT'" style:font-pitch="variable" fo:font-size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Albany AMT'" style:font-pitch="variable" fo:font-size="10pt"/>
    </style:style>
    <style:style style:name="T1" style:family="text">
      <style:text-properties fo:font-family="'Albany AMT'" style:font-pitch="variable" fo:font-size="12pt"/>
    </style:style>
    <style:style style:name="T2" style:family="text">
      <style:text-properties fo:font-family="'Albany AMT'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3" draw:layer="layout" svg:width="2.29cm" svg:height="0.875cm" svg:x="6.193cm" svg:y="0.636cm">
          <text:p text:style-name="P1"><text:span text:style-name="T1">Grammar</text:span></text:p>
        </draw:rect>
        <draw:rect draw:style-name="gr2" draw:text-style-name="P2" draw:id="id6" draw:layer="layout" svg:width="3.069cm" svg:height="0.677cm" svg:x="1.169cm" svg:y="7.097cm">
          <text:p text:style-name="P2"><text:span text:style-name="T2">Source Code</text:span></text:p>
        </draw:rect>
        <draw:ellipse draw:style-name="gr3" draw:text-style-name="P2" draw:id="id4" draw:layer="layout" svg:width="3.046cm" svg:height="1.131cm" svg:x="5.821cm" svg:y="2.599cm">
          <text:p text:style-name="P2"><text:span text:style-name="T2">Parse Table</text:span></text:p>
          <text:p text:style-name="P2"><text:span text:style-name="T2">Generator</text:span></text:p>
        </draw:ellipse>
        <draw:custom-shape draw:style-name="gr4" draw:text-style-name="P2" draw:id="id1" draw:layer="layout" svg:width="2.995cm" svg:height="1.18cm" svg:x="5.844cm" svg:y="4.819cm">
          <text:p text:style-name="P2"><text:span text:style-name="T2">Parse 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ellipse draw:style-name="gr3" draw:text-style-name="P2" draw:id="id5" draw:layer="layout" svg:width="1.79cm" svg:height="0.806cm" svg:x="6.452cm" svg:y="7.032cm">
          <text:p text:style-name="P2"><text:span text:style-name="T2">SGLR</text:span></text:p>
        </draw:ellipse>
        <draw:ellipse draw:style-name="gr3" draw:text-style-name="P2" draw:id="id2" draw:layer="layout" svg:width="1.938cm" svg:height="0.794cm" svg:x="12.209cm" svg:y="7.045cm">
          <text:p text:style-name="P2"><text:span text:style-name="T2">Tree Filter</text:span></text:p>
        </draw:ellipse>
        <draw:custom-shape draw:style-name="gr5" draw:text-style-name="P3" draw:id="id8" draw:layer="layout" svg:width="1.489cm" svg:height="1.984cm" svg:x="14.789cm" svg:y="6.448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g draw:id="id7">
          <draw:custom-shape draw:style-name="gr5" draw:text-style-name="P3" draw:layer="layout" svg:width="1.526cm" svg:height="2.22cm" svg:x="9.749cm" svg:y="6.311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5" draw:text-style-name="P3" draw:layer="layout" svg:width="1.526cm" svg:height="2.22cm" svg:x="9.381cm" svg:y="6.355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</draw:g>
        <draw:connector draw:style-name="gr6" draw:text-style-name="P3" draw:layer="layout" draw:type="curve" svg:x1="8.839cm" svg:y1="5.409cm" svg:x2="13.178cm" svg:y2="7.045cm" draw:start-shape="id1" draw:start-glue-point="1" draw:end-shape="id2" draw:end-glue-point="0">
          <text:p/>
        </draw:connector>
        <draw:frame draw:style-name="gr7" draw:text-style-name="P4" draw:layer="layout" svg:width="2.517cm" svg:height="0.645cm" svg:x="9.276cm" svg:y="8.922cm">
          <draw:text-box>
            <text:p text:style-name="P2"><text:span text:style-name="T2">Parse Forest</text:span></text:p>
          </draw:text-box>
        </draw:frame>
        <draw:frame draw:style-name="gr7" draw:text-style-name="P4" draw:layer="layout" svg:width="2.246cm" svg:height="0.645cm" svg:x="14.484cm" svg:y="8.933cm">
          <draw:text-box>
            <text:p text:style-name="P2"><text:span text:style-name="T2">Parse Tree</text:span></text:p>
          </draw:text-box>
        </draw:frame>
        <draw:connector draw:style-name="gr8" draw:text-style-name="P3" draw:layer="layout" draw:type="line" svg:x1="7.338cm" svg:y1="1.511cm" svg:x2="7.344cm" svg:y2="2.599cm" draw:start-shape="id3" draw:start-glue-point="2" draw:end-shape="id4" draw:end-glue-point="0">
          <text:p/>
        </draw:connector>
        <draw:connector draw:style-name="gr8" draw:text-style-name="P3" draw:layer="layout" draw:type="line" svg:x1="7.344cm" svg:y1="3.73cm" svg:x2="7.341cm" svg:y2="4.819cm" draw:start-shape="id4" draw:start-glue-point="2" draw:end-shape="id1" draw:end-glue-point="0">
          <text:p/>
        </draw:connector>
        <draw:connector draw:style-name="gr8" draw:text-style-name="P3" draw:layer="layout" draw:type="line" svg:x1="7.341cm" svg:y1="5.999cm" svg:x2="7.347cm" svg:y2="7.032cm" draw:start-shape="id1" draw:start-glue-point="2" draw:end-shape="id5" draw:end-glue-point="0">
          <text:p/>
        </draw:connector>
        <draw:connector draw:style-name="gr8" draw:text-style-name="P3" draw:layer="layout" draw:type="line" svg:x1="4.238cm" svg:y1="7.435cm" svg:x2="6.452cm" svg:y2="7.435cm" draw:start-shape="id6" draw:end-shape="id5" draw:end-glue-point="3">
          <text:p/>
        </draw:connector>
        <draw:connector draw:style-name="gr8" draw:text-style-name="P3" draw:layer="layout" draw:type="line" svg:x1="8.242cm" svg:y1="7.435cm" svg:x2="9.381cm" svg:y2="7.443cm" draw:start-shape="id5" draw:start-glue-point="1" draw:end-shape="id7">
          <text:p/>
        </draw:connector>
        <draw:connector draw:style-name="gr8" draw:text-style-name="P3" draw:layer="layout" draw:type="line" svg:x1="11.275cm" svg:y1="7.443cm" svg:x2="12.209cm" svg:y2="7.442cm" draw:start-shape="id7" draw:end-shape="id2" draw:end-glue-point="3">
          <text:p/>
        </draw:connector>
        <draw:connector draw:style-name="gr8" draw:text-style-name="P3" draw:layer="layout" draw:type="line" svg:x1="14.147cm" svg:y1="7.442cm" svg:x2="15.16cm" svg:y2="7.439cm" draw:start-shape="id2" draw:end-shape="id8" draw:end-glue-point="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cida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cida Sans'" style:font-pitch-asian="variable" style:font-size-asian="18pt" style:font-style-asian="normal" style:font-weight-asian="normal" style:font-family-complex="'Lucid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91cm" fo:margin-bottom="0.525cm" fo:margin-left="0.491cm" fo:margin-right="0.492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1-29T15:37:29</meta:creation-date>
    <dc:date>2007-01-29T22:02:50</dc:date>
    <dc:language>en-US</dc:language>
    <meta:editing-cycles>5</meta:editing-cycles>
    <meta:editing-duration>PT22M21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